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730dd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able_20_Contents">
      <style:text-properties officeooo:rsid="001a8d5b" officeooo:paragraph-rsid="001a8d5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2056a2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sistema">
      <style:text-properties officeooo:rsid="001730dd" officeooo:paragraph-rsid="001730dd"/>
    </style:style>
    <style:style style:name="P10" style:family="paragraph" style:parent-style-name="Azione_20_sistema">
      <style:text-properties officeooo:paragraph-rsid="00192e25"/>
    </style:style>
    <style:style style:name="P11" style:family="paragraph" style:parent-style-name="Azione_20_sistema" style:list-style-name="Numerazione_20_UC">
      <style:text-properties officeooo:rsid="001b8e92" officeooo:paragraph-rsid="001b8e92"/>
    </style:style>
    <style:style style:name="P12" style:family="paragraph" style:parent-style-name="Azione_20_sistema">
      <style:text-properties officeooo:rsid="00192e25" officeooo:paragraph-rsid="00192e25"/>
    </style:style>
    <style:style style:name="P13" style:family="paragraph" style:parent-style-name="Azione_20_sistema" style:list-style-name="Numerazione_20_UC">
      <style:text-properties officeooo:rsid="00192e25" officeooo:paragraph-rsid="001b8e92"/>
    </style:style>
    <style:style style:name="P14" style:family="paragraph" style:parent-style-name="Azione_20_sistema">
      <style:text-properties officeooo:paragraph-rsid="001730dd"/>
    </style:style>
    <style:style style:name="P15" style:family="paragraph" style:parent-style-name="Azione_20_attore">
      <style:text-properties officeooo:rsid="001730dd" officeooo:paragraph-rsid="001730dd"/>
    </style:style>
    <style:style style:name="P16" style:family="paragraph" style:parent-style-name="Azione_20_attore">
      <style:text-properties officeooo:paragraph-rsid="001730dd"/>
    </style:style>
    <style:style style:name="P17" style:family="paragraph" style:parent-style-name="Azione_20_attore" style:list-style-name="Numerazione_20_UC">
      <style:text-properties officeooo:rsid="00192e25" officeooo:paragraph-rsid="001b8e92"/>
    </style:style>
    <style:style style:name="P18" style:family="paragraph" style:parent-style-name="Azione_20_attore">
      <style:text-properties officeooo:rsid="00192e25" officeooo:paragraph-rsid="00192e25"/>
    </style:style>
    <style:style style:name="P19" style:family="paragraph" style:parent-style-name="Azione_20_attore">
      <style:text-properties officeooo:paragraph-rsid="00192e25"/>
    </style:style>
    <style:style style:name="P20" style:family="paragraph" style:parent-style-name="Azione_20_attore" style:list-style-name="Numerazione_20_UC">
      <style:text-properties officeooo:rsid="001b8e92" officeooo:paragraph-rsid="001b8e92"/>
    </style:style>
    <style:style style:name="P21" style:family="paragraph" style:parent-style-name="Table_20_Contents">
      <style:text-properties officeooo:rsid="00232ba1" officeooo:paragraph-rsid="001f281c"/>
    </style:style>
    <style:style style:name="P22" style:family="paragraph" style:parent-style-name="Table_20_Contents" style:list-style-name="L1">
      <style:text-properties officeooo:paragraph-rsid="001730dd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8d5b"/>
    </style:style>
    <style:style style:name="T4" style:family="text">
      <style:text-properties officeooo:rsid="001a30e0"/>
    </style:style>
    <style:style style:name="T5" style:family="text">
      <style:text-properties officeooo:rsid="00198fd9"/>
    </style:style>
    <style:style style:name="T6" style:family="text">
      <style:text-properties officeooo:rsid="001a9359"/>
    </style:style>
    <style:style style:name="T7" style:family="text">
      <style:text-properties officeooo:rsid="001cb2f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056a2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Licenziamento impiegato di segreteria <text:span text:style-name="T9">da parte del delegato rettor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1">UC_A_25_Licenziamento personale asilo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<text:span text:style-name="T7">Delegato del 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7">D</text:span>e<text:span text:style-name="T7">legato del 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253629" text:style-name="Numerazione_20_UC">
              <text:list-item text:start-value="1">
                <text:p text:style-name="P15">L'utente accede alla sezione relativa al personale.</text:p>
                <text:p text:style-name="P9"/>
              </text:list-item>
              <text:list-item>
                <text:p text:style-name="P9">Il sistema mostra l'interfaccia di interazione con i membri del personale.</text:p>
                <text:p text:style-name="P15"/>
              </text:list-item>
              <text:list-item>
                <text:p text:style-name="P16"><text:span text:style-name="T1">L'utente accede alla sezione relativa a</text:span><text:span text:style-name="T3">gli impiegati di segreteria</text:span><text:span text:style-name="T1">.</text:span></text:p>
                <text:p text:style-name="P14"><text:span text:style-name="T1"/></text:p>
              </text:list-item>
              <text:list-item>
                <text:p text:style-name="P10"><text:span text:style-name="T1">Il sistema mostra l'interfaccia di amministrazione relativa a</text:span><text:span text:style-name="T3">gli impiegati di segreteria</text:span><text:span text:style-name="T1">.</text:span></text:p>
                <text:p text:style-name="P19"><text:span text:style-name="T1"/></text:p>
              </text:list-item>
              <text:list-item>
                <text:p text:style-name="P17">L'utente effettua la ricerca del<text:span text:style-name="T3">l'impiegato di segreteria che deve licenziare</text:span> (<text:span text:style-name="T8">include</text:span> Ricerca Avanzata <text:span text:style-name="T4">del Personal</text:span><text:span text:style-name="T5">e </text:span><text:span text:style-name="T4">Asilo</text:span> <text:span text:style-name="T6">da </text:span>Amministratore).</text:p>
                <text:p text:style-name="P13"/>
              </text:list-item>
              <text:list-item>
                <text:p text:style-name="P11">L'utente sceglie dall'elenco della ricerca l'impiegato di segreteria che deve licenziare.</text:p>
                <text:p text:style-name="P20"/>
              </text:list-item>
              <text:list-item>
                <text:p text:style-name="P19"><text:span text:style-name="T1">L'utente </text:span><text:span text:style-name="T2">sottomette al sistema la richiesta di </text:span><text:span text:style-name="T3">licenziamento</text:span><text:span text:style-name="T2">.</text:span></text:p>
                <text:p text:style-name="P10"><text:span text:style-name="T2"/></text:p>
              </text:list-item>
              <text:list-item>
                <text:p text:style-name="P12">Il sistema mostra all'utente <text:span text:style-name="T3">un messaggio di conferma dell'operazione</text:span>.</text:p>
                <text:p text:style-name="P18"/>
              </text:list-item>
              <text:list-item>
                <text:p text:style-name="P18">L'utente <text:span text:style-name="T3">dà al sistema ulteriore conferma dell'operazione</text:span>.</text:p>
                <text:p text:style-name="P12"/>
              </text:list-item>
              <text:list-item>
                <text:p text:style-name="P12">Il sistema esegue l'operazione e dà notifica di avvenut<text:span text:style-name="T3">o licenziamento</text:span>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ha confermato l'operazione ed i dati sono stati aggiornati all'interno del sistema <text:span text:style-name="T8">OR</text:span> <text:span text:style-name="T9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265894" text:style-name="L1">
              <text:list-item>
                <text:p text:style-name="P22"><text:span text:style-name="T1">L'operazione non è andata a buon fine per un errore del sistema; viene visualizzato un messaggio di errore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3">licenziamento </text:span><text:span text:style-name="T1">non deve richiedere più di 5 secondi.</text:span></text:p>
          </table:table-cell>
        </table:table-row>
      </table:table>
      <text:p text:style-name="P7"/>
      <text:p text:style-name="P8"><text:span text:style-name="T9">UC_A_29 Il delegato del rettore licenzia un impiegato di Segreter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8</meta:editing-cycles>
    <meta:generator>LibreOffice/3.6$Windows_x86 LibreOffice_project/da8c1e6-fd468f4-454e206-f42a4a9-143cfd</meta:generator>
    <dc:date>2012-10-22T22:13:40.83</dc:date>
    <meta:document-statistic meta:table-count="1" meta:image-count="0" meta:object-count="0" meta:page-count="1" meta:paragraph-count="26" meta:word-count="219" meta:character-count="1540" meta:non-whitespace-character-count="1357"/>
  </office:meta>
</office:document-meta>
</file>